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PEG Standard:</text:p>
      <text:p text:style-name="P1"><text:tab/><text:span text:style-name="T1">-Bild in 8x8 Blöcke aufgeteilt</text:span></text:p>
      <text:p text:style-name="P2"><text:tab/><text:tab/>-Wenn nicht aufs bild passt lappts halt nach draussen über und is bisschen leer</text:p>
      <text:p text:style-name="P2"><text:tab/>-jeder Block wird DCT – Transformiert</text:p>
      <text:p text:style-name="P2"><text:tab/>-Prediction (DPCM) bei DC-Teilen des DCT-Blocks (durch Differenz zum letzten)</text:p>
      <text:p text:style-name="P2"><text:tab/>-DCT-Block wird linear Quantisiert mit Delta durch Quantisierungsmatrix</text:p>
      <text:p text:style-name="P2"><text:tab/><text:tab/>-Quantisierungsmatrix weil siehe Folien, da wo man eh weniger sieht braucht man <text:tab/><text:tab/>weniger werte</text:p>
      <text:p text:style-name="P2"><text:tab/><text:tab/>-Einzeln für Chrominanz und Luminanz</text:p>
      <text:p text:style-name="P2"><text:tab/>-Zick Zack lesen der Daten, mit „Der Rest ist Null“-Pointer</text:p>
      <text:p text:style-name="P2"><text:tab/><text:tab/>-Lauf längen Kodierung 30 (6,4) → 30 0 0 0 0 0 0 4</text:p>
      <text:p text:style-name="P2"><text:tab/><text:tab/>-Das mit Huffman Codiert</text:p>
      <text:p text:style-name="P2"/>
      <text:p text:style-name="P2">Baseline Mode – von alle unterstützt</text:p>
      <text:p text:style-name="P2">erweiterter sequentieller mode; progressiver Mode,; Verlustloser Mode ← noch weiteres</text:p>
      <text:p text:style-name="P2"/>
      <text:p text:style-name="P2">progressiv/sequentiell ← auf laden der daten bezogen (letztes Semester)</text:p>
      <text:p text:style-name="P2"/>
      <text:p text:style-name="P2">Progressiver Aufbau:</text:p>
      <text:p text:style-name="P2"><text:tab/>-Entweder Blöcke weglassen (wie bei sequentiell)</text:p>
      <text:p text:style-name="P2"><text:tab/><text:tab/>-oder end bits weglassen (least significant bits)</text:p>
      <text:p text:style-name="P2"><text:tab/><text:tab/>-oder Koeffizienten im DCT weglassen → Frequenzen Filtern</text:p>
      <text:p text:style-name="P2"><text:tab/>→ Zuerst DC-Koeffizienten übertragen , dann koeff. nr. 1 dann nr.2 …</text:p>
      <text:p text:style-name="P2"><text:tab/><text:tab/><text:tab/>-Eine Möglichkeit</text:p>
      <text:p text:style-name="P2"><text:tab/>→ Zuerst von jedem Koeff. Die ersten dann die letzten Bits übertragen</text:p>
      <text:p text:style-name="P2"><text:tab/>→ In der Praxis Misch Ding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14:40:02.11</meta:creation-date>
    <dc:date>2014-01-16T15:25:45.48</dc:date>
    <meta:editing-duration>PT2H6M52S</meta:editing-duration>
    <meta:editing-cycles>17</meta:editing-cycles>
    <meta:generator>OpenOffice.org/3.4.1$Win32 OpenOffice.org_project/341m1$Build-9593</meta:generator>
    <meta:document-statistic meta:table-count="0" meta:image-count="0" meta:object-count="0" meta:page-count="1" meta:paragraph-count="22" meta:word-count="172" meta:character-count="1144"/>
  </office:meta>
</office:document-meta>
</file>